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rooke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Union</text:p>
          </table:table-cell>
          <table:table-cell office:value-type="float" office:value="750.71">
            <text:p>750.71</text:p>
          </table:table-cell>
          <table:table-cell table:number-columns-repeated="4"/>
        </table:table-row>
        <table:table-row table:style-name="ro1">
          <table:table-cell office:value-type="string">
            <text:p>Laptop</text:p>
          </table:table-cell>
          <table:table-cell office:value-type="float" office:value="416">
            <text:p>416</text:p>
          </table:table-cell>
          <table:table-cell table:formula="of:=[.B2]/26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MV</text:p>
          </table:table-cell>
          <table:table-cell office:value-type="string">
            <text:p>1x trip to perth</text:p>
          </table:table-cell>
          <table:table-cell table:number-columns-repeated="4"/>
        </table:table-row>
        <table:table-row table:style-name="ro2">
          <table:table-cell office:value-type="string">
            <text:p>Hm Office</text:p>
          </table:table-cell>
          <table:table-cell table:formula="of:=(225/2)*0.26" office:value-type="float" office:value="29.25">
            <text:p>29.25</text:p>
          </table:table-cell>
          <table:table-cell table:number-columns-repeated="4"/>
        </table:table-row>
        <table:table-row table:style-name="ro1">
          <table:table-cell office:value-type="string">
            <text:p>Mobile</text:p>
          </table:table-cell>
          <table:table-cell table:formula="of:=40*6*0.3" office:value-type="float" office:value="72">
            <text:p>72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formula="of:=400*52" office:value-type="float" office:value="20800">
            <text:p>20800</text:p>
          </table:table-cell>
        </table:table-row>
        <table:table-row table:style-name="ro1">
          <table:table-cell table:number-columns-repeated="4"/>
          <table:table-cell office:value-type="string">
            <text:p>Interest</text:p>
          </table:table-cell>
          <table:table-cell office:value-type="float" office:value="12000">
            <text:p>12000</text:p>
          </table:table-cell>
        </table:table-row>
        <table:table-row table:style-name="ro2">
          <table:table-cell table:number-columns-repeated="4"/>
          <table:table-cell office:value-type="string">
            <text:p>Mgmt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4"/>
          <table:table-cell office:value-type="string">
            <text:p>City Rates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4"/>
          <table:table-cell office:value-type="string">
            <text:p>Water Rates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number-columns-repeated="4"/>
          <table:table-cell office:value-type="string">
            <text:p>Repairs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table:number-columns-repeated="4"/>
          <table:table-cell office:value-type="string">
            <text:p>Gardening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table:number-columns-repeated="5"/>
          <table:table-cell table:formula="of:=SUM([.F10:.F15])" office:value-type="float" office:value="18300">
            <text:p>183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12/08/2010</text:date>, <text:time>17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vi </meta:initial-creator>
    <meta:creation-date>2010-08-12T10:05:28.14</meta:creation-date>
    <dc:date>2010-08-12T17:14:37.43</dc:date>
    <dc:creator>Levi </dc:creator>
    <meta:editing-duration>PT06H23M43S</meta:editing-duration>
    <meta:editing-cycles>1</meta:editing-cycles>
    <meta:document-statistic meta:table-count="3" meta:cell-count="25" meta:object-count="0"/>
    <meta:generator>OpenOffice.org/3.2$Win32 OpenOffice.org_project/320m18$Build-9502</meta:generator>
  </office:meta>
</office:document-meta>
</file>